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tro:</text:p>
      <text:p text:style-name="Standard">présentation du jeu et de son but </text:p>
      <text:p text:style-name="Standard"/>
      <text:p text:style-name="Standard">I outils utiliser :</text:p>
      <text:p text:style-name="Standard"/>
      <text:p text:style-name="Standard">doxygen, debogage etc...</text:p>
      <text:p text:style-name="Standard"/>
      <text:p text:style-name="Standard">II differente parti du code </text:p>
      <text:p text:style-name="Standard"/>
      <text:p text:style-name="Standard">presenter les fonction + séparation travail</text:p>
      <text:p text:style-name="Standard"/>
      <text:p text:style-name="Standard">III nos avis sur le projet</text:p>
      <text:p text:style-name="Standard"/>
      <text:p text:style-name="Standard"/>
      <text:p text:style-name="Standard">conclusion </text:p>
      <text:p text:style-name="Standard"/>
      <text:p text:style-name="Standard"/>
      <text:p text:style-name="Standard">bonjour :</text:p>
      <text:p text:style-name="Standard"/>
      <text:p text:style-name="Standard">Aujourd'hui on commence la rédaction du rapport de projet et le jeu est terminé .</text:p>
      <text:p text:style-name="Standard"/>
      <text:p text:style-name="Standard">Mais que faut il rendre pour le doxygen ?</text:p>
      <text:p text:style-name="Standard">Que voulez-vous dire par scénario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11M9S</meta:editing-duration>
    <meta:editing-cycles>6</meta:editing-cycles>
    <meta:generator>OpenOffice/4.1.7$Win32 OpenOffice.org_project/417m1$Build-9800</meta:generator>
    <dc:date>2020-04-30T09:17:55.17</dc:date>
    <meta:document-statistic meta:table-count="0" meta:image-count="0" meta:object-count="0" meta:page-count="1" meta:paragraph-count="12" meta:word-count="64" meta:character-count="356"/>
    <meta:user-defined meta:name="Info 1"/>
    <meta:user-defined meta:name="Info 2"/>
    <meta:user-defined meta:name="Info 3"/>
    <meta:user-defined meta:name="Info 4"/>
  </office:meta>
</office:document-meta>
</file>